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row table:style-name="ro1">
          <table:table-cell office:value-type="string">
            <text:p>CDU_ID</text:p>
          </table:table-cell>
          <table:table-cell office:value-type="string">
            <text:p>GEO_CODE</text:p>
          </table:table-cell>
          <table:table-cell office:value-type="string">
            <text:p>GEO_LABEL</text:p>
          </table:table-cell>
          <table:table-cell office:value-type="string">
            <text:p>GEO_TYPE</text:p>
          </table:table-cell>
          <table:table-cell office:value-type="string">
            <text:p>GEO_TYP2</text:p>
          </table:table-cell>
          <table:table-cell office:value-type="string">
            <text:p>F560</text:p>
          </table:table-cell>
          <table:table-cell office:value-type="string">
            <text:p>F561</text:p>
          </table:table-cell>
          <table:table-cell office:value-type="string">
            <text:p>F562</text:p>
          </table:table-cell>
          <table:table-cell office:value-type="string">
            <text:p>F563</text:p>
          </table:table-cell>
          <table:table-cell office:value-type="string">
            <text:p>F564</text:p>
          </table:table-cell>
          <table:table-cell office:value-type="string">
            <text:p>F565</text:p>
          </table:table-cell>
          <table:table-cell office:value-type="string">
            <text:p>F566</text:p>
          </table:table-cell>
          <table:table-cell office:value-type="string">
            <text:p>F567</text:p>
          </table:table-cell>
          <table:table-cell office:value-type="string">
            <text:p>F568</text:p>
          </table:table-cell>
          <table:table-cell office:value-type="string">
            <text:p>F569</text:p>
          </table:table-cell>
          <table:table-cell office:value-type="string">
            <text:p>F570</text:p>
          </table:table-cell>
          <table:table-cell office:value-type="string">
            <text:p>F571</text:p>
          </table:table-cell>
          <table:table-cell office:value-type="string">
            <text:p>F57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ge : Age 16 to 74 - Method of travel to work : All categories\ Method of travel to work - Unit : Persons</text:p>
          </table:table-cell>
          <table:table-cell office:value-type="string">
            <text:p>Age : Age 16 to 74 - Method of travel to work : Work mainly at or from home - Unit : Persons</text:p>
          </table:table-cell>
          <table:table-cell office:value-type="string">
            <text:p>Age : Age 16 to 74 - Method of travel to work : Underground; metro; light rail; tram - Unit : Persons</text:p>
          </table:table-cell>
          <table:table-cell office:value-type="string">
            <text:p>Age : Age 16 to 74 - Method of travel to work : Train - Unit : Persons</text:p>
          </table:table-cell>
          <table:table-cell office:value-type="string">
            <text:p>Age : Age 16 to 74 - Method of travel to work : Bus; minibus or coach - Unit : Persons</text:p>
          </table:table-cell>
          <table:table-cell office:value-type="string">
            <text:p>Age : Age 16 to 74 - Method of travel to work : Taxi - Unit : Persons</text:p>
          </table:table-cell>
          <table:table-cell office:value-type="string">
            <text:p>Age : Age 16 to 74 - Method of travel to work : Motorcycle; scooter or moped - Unit : Persons</text:p>
          </table:table-cell>
          <table:table-cell office:value-type="string">
            <text:p>Age : Age 16 to 74 - Method of travel to work : Driving a car or van - Unit : Persons</text:p>
          </table:table-cell>
          <table:table-cell office:value-type="string">
            <text:p>Age : Age 16 to 74 - Method of travel to work : Passenger in a car or van - Unit : Persons</text:p>
          </table:table-cell>
          <table:table-cell office:value-type="string">
            <text:p>Age : Age 16 to 74 - Method of travel to work : Bicycle - Unit : Persons</text:p>
          </table:table-cell>
          <table:table-cell office:value-type="string">
            <text:p>Age : Age 16 to 74 - Method of travel to work : On foot - Unit : Persons</text:p>
          </table:table-cell>
          <table:table-cell office:value-type="string">
            <text:p>Age : Age 16 to 74 - Method of travel to work : Other method of travel to work - Unit : Persons</text:p>
          </table:table-cell>
          <table:table-cell office:value-type="string">
            <text:p>Age : Age 16 to 74 - Method of travel to work : Not in employment - Unit : Persons</text:p>
          </table:table-cell>
          <table:table-cell/>
        </table:table-row>
        <table:table-row table:style-name="ro1">
          <table:table-cell office:value-type="float" office:value="1219055">
            <text:p>1219055</text:p>
          </table:table-cell>
          <table:table-cell office:value-type="string">
            <text:p>E92000001</text:p>
          </table:table-cell>
          <table:table-cell office:value-type="string">
            <text:p>England</text:p>
          </table:table-cell>
          <table:table-cell office:value-type="string">
            <text:p>Countries</text:p>
          </table:table-cell>
          <table:table-cell office:value-type="string">
            <text:p>CTRY</text:p>
          </table:table-cell>
          <table:table-cell office:value-type="float" office:value="38881374">
            <text:p>38881374</text:p>
          </table:table-cell>
          <table:table-cell office:value-type="float" office:value="1349568">
            <text:p>1349568</text:p>
          </table:table-cell>
          <table:table-cell office:value-type="float" office:value="1027625">
            <text:p>1027625</text:p>
          </table:table-cell>
          <table:table-cell office:value-type="float" office:value="1343684">
            <text:p>1343684</text:p>
          </table:table-cell>
          <table:table-cell office:value-type="float" office:value="1886539">
            <text:p>1886539</text:p>
          </table:table-cell>
          <table:table-cell office:value-type="float" office:value="131465">
            <text:p>131465</text:p>
          </table:table-cell>
          <table:table-cell office:value-type="float" office:value="206550">
            <text:p>206550</text:p>
          </table:table-cell>
          <table:table-cell office:value-type="float" office:value="14345882">
            <text:p>14345882</text:p>
          </table:table-cell>
          <table:table-cell office:value-type="float" office:value="1264553">
            <text:p>1264553</text:p>
          </table:table-cell>
          <table:table-cell office:value-type="float" office:value="742675">
            <text:p>742675</text:p>
          </table:table-cell>
          <table:table-cell office:value-type="float" office:value="2701453">
            <text:p>2701453</text:p>
          </table:table-cell>
          <table:table-cell office:value-type="float" office:value="162727">
            <text:p>162727</text:p>
          </table:table-cell>
          <table:table-cell office:value-type="float" office:value="13718653">
            <text:p>13718653</text:p>
          </table:table-cell>
          <table:table-cell table:formula="of:=[.F3]-[.R3]" office:value-type="float" office:value="25162721">
            <text:p>25162721</text:p>
          </table:table-cell>
        </table:table-row>
        <table:table-row table:style-name="ro1">
          <table:table-cell office:value-type="float" office:value="1240874">
            <text:p>1240874</text:p>
          </table:table-cell>
          <table:table-cell office:value-type="string">
            <text:p>W92000004</text:p>
          </table:table-cell>
          <table:table-cell office:value-type="string">
            <text:p>Wales</text:p>
          </table:table-cell>
          <table:table-cell office:value-type="string">
            <text:p>Countries</text:p>
          </table:table-cell>
          <table:table-cell office:value-type="string">
            <text:p>CTRY</text:p>
          </table:table-cell>
          <table:table-cell office:value-type="float" office:value="2245166">
            <text:p>2245166</text:p>
          </table:table-cell>
          <table:table-cell office:value-type="float" office:value="73140">
            <text:p>73140</text:p>
          </table:table-cell>
          <table:table-cell office:value-type="float" office:value="1175">
            <text:p>1175</text:p>
          </table:table-cell>
          <table:table-cell office:value-type="float" office:value="27341">
            <text:p>27341</text:p>
          </table:table-cell>
          <table:table-cell office:value-type="float" office:value="62903">
            <text:p>62903</text:p>
          </table:table-cell>
          <table:table-cell office:value-type="float" office:value="6523">
            <text:p>6523</text:p>
          </table:table-cell>
          <table:table-cell office:value-type="float" office:value="7694">
            <text:p>7694</text:p>
          </table:table-cell>
          <table:table-cell office:value-type="float" office:value="918645">
            <text:p>918645</text:p>
          </table:table-cell>
          <table:table-cell office:value-type="float" office:value="92727">
            <text:p>92727</text:p>
          </table:table-cell>
          <table:table-cell office:value-type="float" office:value="19659">
            <text:p>19659</text:p>
          </table:table-cell>
          <table:table-cell office:value-type="float" office:value="145135">
            <text:p>145135</text:p>
          </table:table-cell>
          <table:table-cell office:value-type="float" office:value="8673">
            <text:p>8673</text:p>
          </table:table-cell>
          <table:table-cell office:value-type="float" office:value="881551">
            <text:p>881551</text:p>
          </table:table-cell>
          <table:table-cell/>
        </table:table-row>
        <table:table-row table:style-name="ro1">
          <table:table-cell table:number-columns-repeated="14"/>
          <table:table-cell table:formula="of:=[.O3]/[.S3]" office:value-type="float" office:value="0.0295148922884771">
            <text:p>0.02951489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2T17:27:03</dc:date>
    <dc:creator>robin </dc:creator>
    <meta:document-statistic meta:table-count="1" meta:cell-count="69" meta:object-count="0"/>
    <meta:generator>LibreOffice/3.5$Linux_X86_64 LibreOffice_project/350m1$Build-2</meta:generator>
  </office:meta>
</office:document-meta>
</file>